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</table:table-row>
        <table:table-row table:style-name="ro1">
          <table:table-cell table:style-name="ce1" office:value-type="date" office:date-value="2017-01-01" calcext:value-type="date">
            <text:p>2017-01-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7-03-01" calcext:value-type="date">
            <text:p>03/01/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16-04-03" calcext:value-type="date">
            <text:p>04/03/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  <table:database-ranges>
        <table:database-range table:name="__Anonymous_Sheet_DB__0" table:target-range-address="Sheet1.A1:Sheet1.C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06:37:07.098426781</meta:creation-date>
    <dc:date>2017-03-26T06:39:04.207097794</dc:date>
    <meta:editing-duration>PT1M59S</meta:editing-duration>
    <meta:editing-cycles>1</meta:editing-cycles>
    <meta:document-statistic meta:table-count="1" meta:cell-count="12" meta:object-count="0"/>
    <meta:generator>LibreOfficeDev/5.4.0.0.alpha0$Linux_X86_64 LibreOffice_project/e1e6d7dc521a28f1874ebdf6144395dbc8c02b5a</meta:generator>
  </office:meta>
</office:document-meta>
</file>